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63F000004900171C9203598DE7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6pt" style:font-size-asian="18pt" style:font-size-complex="18pt"/>
    </style:style>
    <style:style style:name="T1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691cm" svg:height="7.809cm" svg:x="0.3cm" svg:y="0.191cm">
          <draw:image xlink:href="Pictures/100000000000063F000004900171C9203598DE7B.png" xlink:type="simple" xlink:show="embed" xlink:actuate="onLoad" loext:mime-type="image/png">
            <text:p/>
          </draw:image>
        </draw:frame>
        <draw:frame draw:style-name="gr2" draw:text-style-name="P2" draw:layer="layout" svg:width="9.6cm" svg:height="0.489cm" svg:x="0.2cm" svg:y="8.211cm">
          <draw:text-box>
            <text:p><text:span text:style-name="T1">Source: https://en.wikipedia.org/wiki/Moore%27s_la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2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9-20T10:58:56.039330739</dc:date>
    <meta:editing-duration>PT3M30S</meta:editing-duration>
    <meta:editing-cycles>3</meta:editing-cycles>
    <meta:generator>LibreOffice/6.1.0.3$MacOSX_X86_64 LibreOffice_project/efb621ed25068d70781dc026f7e9c5187a4decd1</meta:generator>
    <meta:document-statistic meta:object-count="2"/>
  </office:meta>
</office:document-meta>
</file>